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JetBrains Mono" svg:font-family="'JetBrains Mono'"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Subtitle">
      <style:text-properties fo:font-size="30pt" fo:font-weight="bold" officeooo:rsid="002949c7" officeooo:paragraph-rsid="00093160" style:font-size-asian="30pt" style:font-weight-asian="bold" style:font-size-complex="30pt" style:font-weight-complex="bold"/>
    </style:style>
    <style:style style:name="P2" style:family="paragraph" style:parent-style-name="Subtitle">
      <style:text-properties officeooo:paragraph-rsid="00093160"/>
    </style:style>
    <style:style style:name="P3" style:family="paragraph" style:parent-style-name="Subtitle">
      <style:text-properties officeooo:rsid="001f4e9b" officeooo:paragraph-rsid="00093160"/>
    </style:style>
    <style:style style:name="P4" style:family="paragraph" style:parent-style-name="Text_20_body">
      <style:text-properties officeooo:rsid="001f4e9b" officeooo:paragraph-rsid="00093160"/>
    </style:style>
    <style:style style:name="P5" style:family="paragraph" style:parent-style-name="Contents_20_1">
      <style:paragraph-properties>
        <style:tab-stops>
          <style:tab-stop style:position="16.999cm" style:type="right" style:leader-style="dotted" style:leader-text="."/>
        </style:tab-stops>
      </style:paragraph-properties>
    </style:style>
    <style:style style:name="P6" style:family="paragraph" style:parent-style-name="Contents_20_2">
      <style:paragraph-properties>
        <style:tab-stops>
          <style:tab-stop style:position="16.499cm" style:type="right" style:leader-style="dotted" style:leader-text="."/>
        </style:tab-stops>
      </style:paragraph-properties>
    </style:style>
    <style:style style:name="P7" style:family="paragraph" style:parent-style-name="Contents_20_3">
      <style:paragraph-properties>
        <style:tab-stops>
          <style:tab-stop style:position="15.998cm" style:type="right" style:leader-style="dotted" style:leader-text="."/>
        </style:tab-stops>
      </style:paragraph-properties>
    </style:style>
    <style:style style:name="P8" style:family="paragraph" style:parent-style-name="Heading_20_1">
      <style:paragraph-properties fo:text-align="center" style:justify-single-word="false"/>
      <style:text-properties officeooo:paragraph-rsid="00093160"/>
    </style:style>
    <style:style style:name="P9" style:family="paragraph" style:parent-style-name="Text_20_body">
      <style:text-properties officeooo:paragraph-rsid="00093160"/>
    </style:style>
    <style:style style:name="P10" style:family="paragraph" style:parent-style-name="Heading_20_1">
      <style:paragraph-properties fo:text-align="center" style:justify-single-word="false"/>
    </style:style>
    <style:style style:name="P11" style:family="paragraph" style:parent-style-name="Heading_20_2">
      <style:paragraph-properties fo:text-align="center" style:justify-single-word="false"/>
    </style:style>
    <style:style style:name="P12" style:family="paragraph" style:parent-style-name="Text_20_body">
      <style:text-properties fo:language="de" fo:country="DE" officeooo:paragraph-rsid="00093160"/>
    </style:style>
    <style:style style:name="P13" style:family="paragraph" style:parent-style-name="Text_20_body">
      <style:text-properties style:font-name="Liberation Serif" fo:language="de" fo:country="DE" officeooo:paragraph-rsid="00093160"/>
    </style:style>
    <style:style style:name="P14" style:family="paragraph" style:parent-style-name="Heading_20_1">
      <style:paragraph-properties fo:text-align="center" style:justify-single-word="false"/>
      <style:text-properties fo:language="de" fo:country="DE" officeooo:paragraph-rsid="00093160"/>
    </style:style>
    <style:style style:name="P15" style:family="paragraph" style:parent-style-name="Text_20_body" style:list-style-name="L1">
      <style:paragraph-properties fo:line-height="100%"/>
    </style:style>
    <style:style style:name="P16" style:family="paragraph" style:parent-style-name="Text_20_body">
      <style:text-properties officeooo:paragraph-rsid="00168294"/>
    </style:style>
    <style:style style:name="P17" style:family="paragraph" style:parent-style-name="Heading_20_3">
      <style:paragraph-properties fo:text-align="start" style:justify-single-word="false"/>
    </style:style>
    <style:style style:name="P18" style:family="paragraph" style:parent-style-name="Text_20_body" style:list-style-name="L2">
      <style:paragraph-properties fo:line-height="100%" fo:text-align="start" style:justify-single-word="false"/>
      <style:text-properties officeooo:rsid="00245a16" officeooo:paragraph-rsid="00245a16"/>
    </style:style>
    <style:style style:name="P19" style:family="paragraph" style:parent-style-name="Text_20_body" style:list-style-name="L2">
      <style:paragraph-properties fo:line-height="100%" fo:text-align="start" style:justify-single-word="false"/>
      <style:text-properties officeooo:paragraph-rsid="00245a16"/>
    </style:style>
    <style:style style:name="P20" style:family="paragraph" style:parent-style-name="Text_20_body">
      <style:text-properties fo:language="de" fo:country="DE" officeooo:paragraph-rsid="00093160" fo:background-color="#ffffff"/>
    </style:style>
    <style:style style:name="P21" style:family="paragraph" style:parent-style-name="Text_20_body">
      <style:paragraph-properties fo:text-align="start" style:justify-single-word="false"/>
    </style:style>
    <style:style style:name="P22" style:family="paragraph" style:parent-style-name="Text_20_body" style:list-style-name="L3">
      <style:paragraph-properties fo:line-height="100%" fo:text-align="start" style:justify-single-word="false"/>
      <style:text-properties officeooo:rsid="002a650d" officeooo:paragraph-rsid="002a650d"/>
    </style:style>
    <style:style style:name="P23" style:family="paragraph" style:parent-style-name="Heading_20_2">
      <style:paragraph-properties fo:text-align="center" style:justify-single-word="false"/>
      <style:text-properties officeooo:paragraph-rsid="002bdd81"/>
    </style:style>
    <style:style style:name="P24" style:family="paragraph" style:parent-style-name="Text_20_body">
      <style:paragraph-properties fo:text-align="start" style:justify-single-word="false"/>
      <style:text-properties officeooo:paragraph-rsid="002cc970"/>
    </style:style>
    <style:style style:name="P25" style:family="paragraph" style:parent-style-name="Heading_20_3">
      <style:paragraph-properties fo:text-align="start" style:justify-single-word="false"/>
      <style:text-properties officeooo:paragraph-rsid="002cc970"/>
    </style:style>
    <style:style style:name="P26" style:family="paragraph" style:parent-style-name="Text_20_body" style:list-style-name="L3">
      <style:paragraph-properties fo:line-height="100%" fo:text-align="start" style:justify-single-word="false"/>
      <style:text-properties officeooo:rsid="002de99d" officeooo:paragraph-rsid="002de99d"/>
    </style:style>
    <style:style style:name="P27" style:family="paragraph" style:parent-style-name="Text_20_body" style:list-style-name="L3">
      <style:paragraph-properties fo:line-height="100%" fo:text-align="start" style:justify-single-word="false"/>
      <style:text-properties officeooo:rsid="002a650d" officeooo:paragraph-rsid="002cc970"/>
    </style:style>
    <style:style style:name="P28" style:family="paragraph" style:parent-style-name="Heading_20_3">
      <style:text-properties officeooo:paragraph-rsid="002cc970"/>
    </style:style>
    <style:style style:name="P29" style:family="paragraph" style:parent-style-name="Text_20_body">
      <style:text-properties officeooo:paragraph-rsid="002cc970"/>
    </style:style>
    <style:style style:name="P30" style:family="paragraph" style:parent-style-name="Heading_20_3">
      <style:text-properties officeooo:rsid="0037361d" officeooo:paragraph-rsid="0037361d"/>
    </style:style>
    <style:style style:name="P31" style:family="paragraph" style:parent-style-name="Text_20_body" style:list-style-name="L4">
      <style:text-properties officeooo:rsid="0037361d" officeooo:paragraph-rsid="0037361d"/>
    </style:style>
    <style:style style:name="P32" style:family="paragraph" style:parent-style-name="Text_20_body">
      <style:text-properties officeooo:paragraph-rsid="003f22ed"/>
    </style:style>
    <style:style style:name="P33" style:family="paragraph" style:parent-style-name="Standard">
      <loext:graphic-properties draw:fill="solid" draw:fill-color="#2b2b2b"/>
      <style:paragraph-properties fo:background-color="#2b2b2b" fo:padding="0cm" fo:border="none" style:shadow="none"/>
      <style:text-properties fo:font-size="10pt" officeooo:paragraph-rsid="00093160" style:font-size-asian="10pt" style:font-size-complex="10pt"/>
    </style:style>
    <style:style style:name="T1" style:family="text">
      <style:text-properties officeooo:rsid="001f4e9b"/>
    </style:style>
    <style:style style:name="T2" style:family="text">
      <style:text-properties fo:font-weight="bold"/>
    </style:style>
    <style:style style:name="T3" style:family="text">
      <style:text-properties officeooo:rsid="002514d6"/>
    </style:style>
    <style:style style:name="T4" style:family="text">
      <style:text-properties fo:language="de" fo:country="DE" officeooo:rsid="003add2f"/>
    </style:style>
    <style:style style:name="T5" style:family="text">
      <style:text-properties fo:language="de" fo:country="DE" officeooo:rsid="003cda73"/>
    </style:style>
    <style:style style:name="T6" style:family="text">
      <style:text-properties fo:language="de" fo:country="DE" officeooo:rsid="003d31b9"/>
    </style:style>
    <style:style style:name="T7" style:family="text">
      <style:text-properties fo:language="de" fo:country="DE" officeooo:rsid="0049da7c"/>
    </style:style>
    <style:style style:name="T8" style:family="text">
      <style:text-properties fo:language="de" fo:country="DE" officeooo:rsid="0042d27b"/>
    </style:style>
    <style:style style:name="T9" style:family="text">
      <style:text-properties fo:language="de" fo:country="DE" officeooo:rsid="003e38cd"/>
    </style:style>
    <style:style style:name="T10" style:family="text">
      <style:text-properties fo:language="de" fo:country="DE" officeooo:rsid="00459ceb"/>
    </style:style>
    <style:style style:name="T11" style:family="text">
      <style:text-properties fo:language="de" fo:country="DE" officeooo:rsid="0042d36f"/>
    </style:style>
    <style:style style:name="T12" style:family="text">
      <style:text-properties fo:language="de" fo:country="DE" officeooo:rsid="004784e9"/>
    </style:style>
    <style:style style:name="T13" style:family="text">
      <style:text-properties fo:language="de" fo:country="DE" officeooo:rsid="0043b0fe"/>
    </style:style>
    <style:style style:name="T14" style:family="text">
      <style:text-properties style:text-position="super 58%" fo:language="de" fo:country="DE" officeooo:rsid="0049da7c"/>
    </style:style>
    <style:style style:name="T15" style:family="text">
      <style:text-properties style:text-position="0% 100%" fo:language="de" fo:country="DE" officeooo:rsid="0049da7c"/>
    </style:style>
    <style:style style:name="T16" style:family="text">
      <style:text-properties style:text-position="0% 100%" fo:language="de" fo:country="DE" officeooo:rsid="00584857"/>
    </style:style>
    <style:style style:name="T17" style:family="text">
      <style:text-properties style:text-position="super 58%" fo:language="de" fo:country="DE" officeooo:rsid="00584857"/>
    </style:style>
    <style:style style:name="T18" style:family="text">
      <style:text-properties style:text-position="0% 100%" fo:language="de" fo:country="DE" officeooo:rsid="009757fa"/>
    </style:style>
    <style:style style:name="T19" style:family="text">
      <style:text-properties style:text-position="0% 100%" fo:language="de" fo:country="DE" officeooo:rsid="009874e5"/>
    </style:style>
    <style:style style:name="T20" style:family="text">
      <style:text-properties style:text-position="0% 100%" fo:language="de" fo:country="DE" officeooo:rsid="009ce828"/>
    </style:style>
    <style:style style:name="T21" style:family="text">
      <style:text-properties style:text-position="0% 100%" fo:language="de" fo:country="DE" officeooo:rsid="005d6730"/>
    </style:style>
    <style:style style:name="T22" style:family="text">
      <style:text-properties style:font-name="Liberation Serif"/>
    </style:style>
    <style:style style:name="T23" style:family="text">
      <style:text-properties style:font-name="Liberation Serif" fo:font-style="italic" style:font-style-asian="italic" style:font-style-complex="italic"/>
    </style:style>
    <style:style style:name="T24" style:family="text">
      <style:text-properties style:font-name="Liberation Serif" fo:language="de" fo:country="DE"/>
    </style:style>
    <style:style style:name="T25" style:family="text">
      <style:text-properties style:font-name="Liberation Serif" fo:language="de" fo:country="DE" fo:font-style="italic" style:font-style-asian="italic" style:font-style-complex="italic"/>
    </style:style>
    <style:style style:name="T26" style:family="text">
      <style:text-properties style:font-name="Liberation Serif" fo:language="de" fo:country="DE" officeooo:rsid="009c5c47"/>
    </style:style>
    <style:style style:name="T27" style:family="text">
      <style:text-properties style:font-name="Liberation Serif" fo:language="de" fo:country="DE" officeooo:rsid="00750130"/>
    </style:style>
    <style:style style:name="T28" style:family="text">
      <style:text-properties style:font-name="Liberation Serif" fo:language="de" fo:country="DE" fo:font-style="italic" officeooo:rsid="00750130" style:font-style-asian="italic" style:font-style-complex="italic"/>
    </style:style>
    <style:style style:name="T29" style:family="text">
      <style:text-properties style:font-name="Liberation Serif" fo:language="de" fo:country="DE" fo:font-style="normal" officeooo:rsid="00750130" style:font-style-asian="normal" style:font-style-complex="normal"/>
    </style:style>
    <style:style style:name="T30" style:family="text">
      <style:text-properties style:font-name="Liberation Serif" fo:language="de" fo:country="DE" officeooo:rsid="0075b8ed"/>
    </style:style>
    <style:style style:name="T31" style:family="text">
      <style:text-properties style:font-name="Liberation Serif" fo:language="de" fo:country="DE" officeooo:rsid="00791ac7"/>
    </style:style>
    <style:style style:name="T32" style:family="text">
      <style:text-properties style:font-name="Liberation Serif" fo:language="de" fo:country="DE" officeooo:rsid="0086f6c0"/>
    </style:style>
    <style:style style:name="T33" style:family="text">
      <style:text-properties fo:language="de" fo:country="DE"/>
    </style:style>
    <style:style style:name="T34" style:family="text">
      <style:text-properties fo:language="de" fo:country="DE" officeooo:rsid="009526d5"/>
    </style:style>
    <style:style style:name="T35" style:family="text">
      <style:text-properties style:font-name="Liberation Serif" fo:language="de" fo:country="DE" officeooo:rsid="009ce828"/>
    </style:style>
    <style:style style:name="T36" style:family="text">
      <style:text-properties style:font-name="Liberation Serif" fo:language="de" fo:country="DE" fo:font-style="italic" officeooo:rsid="009c5c47" style:font-style-asian="italic" style:font-style-complex="italic"/>
    </style:style>
    <style:style style:name="T37" style:family="text">
      <style:text-properties style:font-name="Liberation Serif" fo:language="de" fo:country="DE" officeooo:rsid="00850e2b"/>
    </style:style>
    <style:style style:name="T38" style:family="text">
      <style:text-properties style:font-name="Liberation Serif" fo:language="de" fo:country="DE" officeooo:rsid="0086dc7d"/>
    </style:style>
    <style:style style:name="T39" style:family="text">
      <style:text-properties officeooo:rsid="00899872"/>
    </style:style>
    <style:style style:name="T40" style:family="text">
      <style:text-properties style:font-name="Liberation Serif" fo:language="de" fo:country="DE" officeooo:rsid="009e1197"/>
    </style:style>
    <style:style style:name="T41" style:family="text">
      <style:text-properties style:font-name="Liberation Serif" fo:language="de" fo:country="DE" fo:font-style="italic" officeooo:rsid="009e1197" style:font-style-asian="italic" style:font-style-complex="italic"/>
    </style:style>
    <style:style style:name="T42" style:family="text">
      <style:text-properties style:font-name="Liberation Serif" fo:language="de" fo:country="DE" fo:font-style="normal" officeooo:rsid="009e1197" style:font-style-asian="normal" style:font-style-complex="normal"/>
    </style:style>
    <style:style style:name="T43" style:family="text">
      <style:text-properties style:font-name="Liberation Serif" fo:language="de" fo:country="DE" officeooo:rsid="008a14f2"/>
    </style:style>
    <style:style style:name="T44" style:family="text">
      <style:text-properties style:font-name="Liberation Serif" fo:language="de" fo:country="DE" officeooo:rsid="008bf958"/>
    </style:style>
    <style:style style:name="T45" style:family="text">
      <style:text-properties style:font-name="Liberation Serif" fo:language="de" fo:country="DE" fo:font-style="italic" officeooo:rsid="008a14f2" style:font-style-asian="italic" style:font-style-complex="italic"/>
    </style:style>
    <style:style style:name="T46" style:family="text">
      <style:text-properties style:font-name="Liberation Serif" fo:language="de" fo:country="DE" officeooo:rsid="008d4248"/>
    </style:style>
    <style:style style:name="T47" style:family="text">
      <style:text-properties style:font-name="Liberation Serif" fo:language="de" fo:country="DE" officeooo:rsid="00a084b2"/>
    </style:style>
    <style:style style:name="T48" style:family="text">
      <style:text-properties style:font-name="Liberation Serif" fo:language="de" fo:country="DE" officeooo:rsid="008d7826"/>
    </style:style>
    <style:style style:name="T49" style:family="text">
      <style:text-properties style:font-name="Liberation Serif" fo:language="de" fo:country="DE" officeooo:rsid="008f5535"/>
    </style:style>
    <style:style style:name="T50" style:family="text">
      <style:text-properties officeooo:rsid="003d0463"/>
    </style:style>
    <style:style style:name="T51" style:family="text">
      <style:text-properties officeooo:rsid="0021743c"/>
    </style:style>
    <style:style style:name="T52" style:family="text">
      <style:text-properties officeooo:rsid="002263a9"/>
    </style:style>
    <style:style style:name="T53" style:family="text">
      <style:text-properties officeooo:rsid="00245a16"/>
    </style:style>
    <style:style style:name="T54" style:family="text">
      <style:text-properties officeooo:rsid="00273540"/>
    </style:style>
    <style:style style:name="T55" style:family="text">
      <style:text-properties officeooo:rsid="002bdd81"/>
    </style:style>
    <style:style style:name="T56" style:family="text">
      <style:text-properties officeooo:rsid="002cc970"/>
    </style:style>
    <style:style style:name="T57" style:family="text">
      <style:text-properties officeooo:rsid="002de99d"/>
    </style:style>
    <style:style style:name="T58" style:family="text">
      <style:text-properties officeooo:rsid="00368433"/>
    </style:style>
    <style:style style:name="T59" style:family="text">
      <style:text-properties officeooo:rsid="003dd9b3"/>
    </style:style>
    <style:style style:name="T60" style:family="text">
      <style:text-properties fo:color="#a9b7c6" loext:opacity="100%" style:font-name="JetBrains Mono" fo:font-size="10pt" fo:font-style="normal" fo:font-weight="normal" style:font-size-asian="10pt" style:font-style-asian="normal" style:font-weight-asian="normal"/>
    </style:style>
    <style:style style:name="T61" style:family="text">
      <style:text-properties fo:color="#a807b3" loext:opacity="100%" style:font-name="JetBrains Mono" fo:font-style="normal" fo:font-weight="normal" style:font-style-asian="normal" style:font-weight-asian="normal"/>
    </style:style>
    <style:style style:name="T62" style:family="text">
      <style:text-properties fo:color="#a9b7c6" loext:opacity="100%" style:font-name="JetBrains Mono" fo:font-style="normal" fo:font-weight="normal" style:font-style-asian="normal" style:font-weight-asian="normal"/>
    </style:style>
    <style:style style:name="T63" style:family="text">
      <style:text-properties fo:color="#54afaf" loext:opacity="100%" style:font-name="JetBrains Mono" fo:font-style="italic" fo:font-weight="normal" style:font-style-asian="italic" style:font-weight-asian="normal"/>
    </style:style>
    <style:style style:name="T64" style:family="text">
      <style:text-properties fo:color="#cc7832" loext:opacity="100%" style:font-name="JetBrains Mono" fo:font-style="normal" fo:font-weight="normal" style:font-style-asian="normal" style:font-weight-asian="normal"/>
    </style:style>
    <style:style style:name="T65" style:family="text">
      <style:text-properties fo:color="#9876aa" loext:opacity="100%" style:font-name="JetBrains Mono" fo:font-style="italic" fo:font-weight="normal" style:font-style-asian="italic" style:font-weight-asian="normal"/>
    </style:style>
    <style:style style:name="T66" style:family="text">
      <style:text-properties fo:color="#1ae09b" loext:opacity="100%" style:font-name="JetBrains Mono" fo:font-style="normal" fo:font-weight="normal" style:font-style-asian="normal" style:font-weight-asian="normal"/>
    </style:style>
    <style:style style:name="T67" style:family="text">
      <style:text-properties fo:color="#6897bb" loext:opacity="100%" style:font-name="JetBrains Mono" fo:font-style="normal" fo:font-weight="normal" style:font-style-asian="normal" style:font-weight-asian="normal"/>
    </style:style>
    <style:style style:name="T68" style:family="text">
      <style:text-properties fo:color="#0085d9" loext:opacity="100%" style:font-name="JetBrains Mono" fo:font-style="normal" fo:font-weight="normal" style:font-style-asian="normal" style:font-weight-asian="normal"/>
    </style:style>
    <style:style style:name="T69" style:family="text">
      <style:text-properties fo:color="#ffc66d" loext:opacity="100%" style:font-name="JetBrains Mono" fo:font-style="normal" fo:font-weight="normal" style:font-style-asian="normal" style:font-weight-asian="normal"/>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ufgabe 3: Wandertag</text:p>
      <text:p text:style-name="P2"><text:span text:style-name="T1">Team-ID: </text:span><text:span text:style-name="T2">00078</text:span> </text:p>
      <text:p text:style-name="P3">Team: <text:span text:style-name="T3">Timon</text:span></text:p>
      <text:p text:style-name="P3">Bearbeiter dieser Aufgabe:<text:line-break/><text:span text:style-name="T3">Timon Retzlaff</text:span></text:p>
      <text:p text:style-name="P4"/>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Inhaltsverzeichnis1_Head" text:protected="true">
            <text:p text:style-name="Contents_20_Heading">Inhaltsverzeichnis</text:p>
          </text:index-title>
          <text:p text:style-name="P5"><text:a xlink:type="simple" xlink:href="#__RefHeading___Toc2232_4178761632" text:style-name="Index_20_Link" text:visited-style-name="Index_20_Link">Lösungsidee<text:tab/>1</text:a></text:p>
          <text:p text:style-name="P5"><text:a xlink:type="simple" xlink:href="#__RefHeading___Toc2234_4178761632" text:style-name="Index_20_Link" text:visited-style-name="Index_20_Link">Umsetzung<text:tab/>2</text:a></text:p>
          <text:p text:style-name="P6"><text:a xlink:type="simple" xlink:href="#__RefHeading___Toc1533_2365224645" text:style-name="Index_20_Link" text:visited-style-name="Index_20_Link">Einlesen der Datei<text:tab/>2</text:a></text:p>
          <text:p text:style-name="P6"><text:a xlink:type="simple" xlink:href="#__RefHeading___Toc1821_2365224645" text:style-name="Index_20_Link" text:visited-style-name="Index_20_Link">Entfernen von Duplikaten und Sortieren<text:tab/>2</text:a></text:p>
          <text:p text:style-name="P6"><text:a xlink:type="simple" xlink:href="#__RefHeading___Toc3472_2365224645" text:style-name="Index_20_Link" text:visited-style-name="Index_20_Link">BitSet-Initialisierung<text:tab/>2</text:a></text:p>
          <text:p text:style-name="P6"><text:a xlink:type="simple" xlink:href="#__RefHeading___Toc3474_2365224645" text:style-name="Index_20_Link" text:visited-style-name="Index_20_Link">Iterationen und Kombinationsberechnung<text:tab/>2</text:a></text:p>
          <text:p text:style-name="P6"><text:a xlink:type="simple" xlink:href="#__RefHeading___Toc3476_2365224645" text:style-name="Index_20_Link" text:visited-style-name="Index_20_Link">Futility Pruning<text:tab/>2</text:a></text:p>
          <text:p text:style-name="P6"><text:a xlink:type="simple" xlink:href="#__RefHeading___Toc5351_2365224645" text:style-name="Index_20_Link" text:visited-style-name="Index_20_Link">Ergebnisdarstellung<text:tab/>3</text:a></text:p>
          <text:p text:style-name="P5"><text:a xlink:type="simple" xlink:href="#__RefHeading___Toc2236_4178761632" text:style-name="Index_20_Link" text:visited-style-name="Index_20_Link">Beispiele<text:tab/>3</text:a></text:p>
          <text:p text:style-name="P6"><text:a xlink:type="simple" xlink:href="#__RefHeading___Toc8634_2920201777" text:style-name="Index_20_Link" text:visited-style-name="Index_20_Link">Beispiel 1: Standardfall<text:tab/>3</text:a></text:p>
          <text:p text:style-name="P7"><text:a xlink:type="simple" xlink:href="#__RefHeading___Toc9218_2920201777" text:style-name="Index_20_Link" text:visited-style-name="Index_20_Link">Eingabe:<text:tab/>3</text:a></text:p>
          <text:p text:style-name="P7"><text:a xlink:type="simple" xlink:href="#__RefHeading___Toc9220_2920201777" text:style-name="Index_20_Link" text:visited-style-name="Index_20_Link">Ausgabe:<text:tab/>3</text:a></text:p>
          <text:p text:style-name="P6"><text:a xlink:type="simple" xlink:href="#__RefHeading___Toc9222_2920201777" text:style-name="Index_20_Link" text:visited-style-name="Index_20_Link">Beispiel 2: Spezialfall – Wenige Personen<text:tab/>3</text:a></text:p>
          <text:p text:style-name="P7"><text:a xlink:type="simple" xlink:href="#__RefHeading___Toc10504_2920201777" text:style-name="Index_20_Link" text:visited-style-name="Index_20_Link">Eingabe:<text:tab/>3</text:a></text:p>
          <text:p text:style-name="P7"><text:a xlink:type="simple" xlink:href="#__RefHeading___Toc10506_2920201777" text:style-name="Index_20_Link" text:visited-style-name="Index_20_Link">Ausgabe:<text:tab/>4</text:a></text:p>
          <text:p text:style-name="P6"><text:a xlink:type="simple" xlink:href="#__RefHeading___Toc11216_2920201777" text:style-name="Index_20_Link" text:visited-style-name="Index_20_Link">Beispiel 3: Spezialfall – Identische Minima<text:tab/>4</text:a></text:p>
          <text:p text:style-name="P7"><text:a xlink:type="simple" xlink:href="#__RefHeading___Toc11218_2920201777" text:style-name="Index_20_Link" text:visited-style-name="Index_20_Link">Eingabe:<text:tab/>4</text:a></text:p>
          <text:p text:style-name="P7"><text:a xlink:type="simple" xlink:href="#__RefHeading___Toc11220_2920201777" text:style-name="Index_20_Link" text:visited-style-name="Index_20_Link">Ausgabe:<text:tab/>4</text:a></text:p>
          <text:p text:style-name="P6"><text:a xlink:type="simple" xlink:href="#__RefHeading___Toc11222_2920201777" text:style-name="Index_20_Link" text:visited-style-name="Index_20_Link">Beispiel 4: Spezialfall – Identische Minima<text:tab/>4</text:a></text:p>
          <text:p text:style-name="P7"><text:a xlink:type="simple" xlink:href="#__RefHeading___Toc11218_2920201777%20Kopie%201" text:style-name="Index_20_Link" text:visited-style-name="Index_20_Link">Eingabe:<text:tab/>4</text:a></text:p>
          <text:p text:style-name="P7"><text:a xlink:type="simple" xlink:href="#__RefHeading___Toc11220_2920201777%20Kopie%201" text:style-name="Index_20_Link" text:visited-style-name="Index_20_Link">Ausgabe:<text:tab/>4</text:a></text:p>
          <text:p text:style-name="P6"><text:a xlink:type="simple" xlink:href="#__RefHeading___Toc12025_2920201777" text:style-name="Index_20_Link" text:visited-style-name="Index_20_Link">Beispiel 5: Spezialfall – Große Eingabe<text:tab/>5</text:a></text:p>
          <text:p text:style-name="P7"><text:a xlink:type="simple" xlink:href="#__RefHeading___Toc12027_2920201777" text:style-name="Index_20_Link" text:visited-style-name="Index_20_Link">Eingabe:<text:tab/>5</text:a></text:p>
          <text:p text:style-name="P7"><text:a xlink:type="simple" xlink:href="#__RefHeading___Toc12029_2920201777" text:style-name="Index_20_Link" text:visited-style-name="Index_20_Link">Ausgabe:<text:tab/>5</text:a></text:p>
          <text:p text:style-name="P5"><text:a xlink:type="simple" xlink:href="#__RefHeading___Toc2238_4178761632" text:style-name="Index_20_Link" text:visited-style-name="Index_20_Link">Quellcode<text:tab/>5</text:a></text:p>
        </text:index-body>
      </text:table-of-content>
      <text:h text:style-name="P8" text:outline-level="1"><text:bookmark-start text:name="__RefHeading___Toc2232_4178761632"/>Lösungsidee<text:bookmark-end text:name="__RefHeading___Toc2232_4178761632"/></text:h>
      <text:p text:style-name="P9"><text:span text:style-name="T4">Ich iteriere über alle Möglichkeiten für die Verteilung der drei Streckenlängen </text:span><text:span text:style-name="T5">auf </text:span><text:span text:style-name="T6">die Minima der Personen </text:span><text:span text:style-name="T7">und zähle, wie viele Personen jeweils teilnehmen</text:span><text:span text:style-name="T6">. </text:span><text:span text:style-name="T8">Währenddessen</text:span><text:span text:style-name="T9"> merke ich mir die Variante mit den meisten Personen. </text:span><text:span text:style-name="T10">Falls bei einer möglichen Verteilung klar ist, dass</text:span><text:span text:style-name="T11"> </text:span><text:span text:style-name="T12">sie</text:span><text:span text:style-name="T11"> </text:span><text:span text:style-name="T12">das Ergebnis nicht verbessern kann, überspringe ich sie</text:span><text:span text:style-name="T11">.</text:span><text:span text:style-name="T9"> </text:span><text:span text:style-name="T13">Am Ende gebe ich die beste Lösung aus</text:span><text:span text:style-name="T9">. </text:span><text:span text:style-name="T7">Dadurch hat das Programm O(n</text:span><text:span text:style-name="T14">4</text:span><text:span text:style-name="T15">). </text:span><text:span text:style-name="T16">Ich habe auch eine effizientere Lösung mit O(n</text:span><text:span text:style-name="T17">3</text:span><text:span text:style-name="T16">) gefunden, diese jedoch nicht umgesetzt, da, </text:span><text:span text:style-name="T18">durch eine </text:span><text:span text:style-name="T19">stark optimierte</text:span><text:span text:style-name="T18"> Personenzählung,</text:span><text:span text:style-name="T16"> selbst das </text:span><text:soft-page-break/><text:span text:style-name="T16">anspruchsvollste Beispiel innerhalb von ~</text:span><text:span text:style-name="T20">4</text:span><text:span text:style-name="T16">00ms berechnet werden konnte und </text:span><text:span text:style-name="T21">mir</text:span><text:span text:style-name="T16"> eine Optimierung daher unnötig erschien. </text:span></text:p>
      <text:h text:style-name="P10" text:outline-level="1"><text:bookmark-start text:name="__RefHeading___Toc2234_4178761632"/>Umsetzung<text:bookmark-end text:name="__RefHeading___Toc2234_4178761632"/></text:h>
      <text:h text:style-name="P11" text:outline-level="2"><text:bookmark-start text:name="__RefHeading___Toc1533_2365224645"/>Einlesen der Datei<text:bookmark-end text:name="__RefHeading___Toc1533_2365224645"/></text:h>
      <text:p text:style-name="P12"><text:span text:style-name="T22">Die Implementierung beginnt damit, dass die Eingabedaten aus einer Datei gelesen und in zwei Arrays (</text:span><text:span text:style-name="Source_20_Text"><text:span text:style-name="T23">values</text:span></text:span><text:span text:style-name="T22"> und </text:span><text:span text:style-name="Source_20_Text"><text:span text:style-name="T23">persons</text:span></text:span><text:span text:style-name="T22">) gespeichert werden. Das Array </text:span><text:span text:style-name="Source_20_Text"><text:span text:style-name="T23">values</text:span></text:span><text:span text:style-name="T22"> enthält die minimalen Streckenlängen der Personen, während </text:span><text:span text:style-name="Source_20_Text"><text:span text:style-name="T23">persons</text:span></text:span><text:span text:style-name="T22"> Objekte der Klasse </text:span><text:span text:style-name="Source_20_Text"><text:span text:style-name="T23">Person</text:span></text:span><text:span text:style-name="T22"> mit den jeweiligen Mindest- und Maximalwerten speichert. Die Methode </text:span><text:span text:style-name="Source_20_Text"><text:span text:style-name="T23">initializeArrays</text:span></text:span><text:span text:style-name="T22"> übernimmt das Parsen der Daten.</text:span></text:p>
      <text:h text:style-name="P11" text:outline-level="2"><text:bookmark-start text:name="__RefHeading___Toc1821_2365224645"/><text:span text:style-name="Strong_20_Emphasis">Entfernen von Duplikaten und Sortieren</text:span><text:bookmark-end text:name="__RefHeading___Toc1821_2365224645"/></text:h>
      <text:p text:style-name="P9"><text:span text:style-name="T24">Das Array </text:span><text:span text:style-name="Source_20_Text"><text:span text:style-name="T25">values</text:span></text:span><text:span text:style-name="T24"> wird von doppelten Werten bereinigt, indem die Werte in ein </text:span><text:span text:style-name="Source_20_Text"><text:span text:style-name="T25">HashSet</text:span></text:span><text:span text:style-name="T24"> überführt werden. Die Anzahl der entfernten Duplikate wird in </text:span><text:span text:style-name="Source_20_Text"><text:span text:style-name="T25">doubledCount</text:span></text:span><text:span text:style-name="T24"> gespeichert, was später genutzt wird, um Berechnungen zu optimieren. Anschließend werden die Werte in </text:span><text:span text:style-name="Source_20_Text"><text:span text:style-name="T25">values</text:span></text:span><text:span text:style-name="T24"> sortiert.</text:span></text:p>
      <text:h text:style-name="P11" text:outline-level="2"><text:bookmark-start text:name="__RefHeading___Toc3472_2365224645"/><text:span text:style-name="Strong_20_Emphasis">BitSet-Initialisierung</text:span><text:bookmark-end text:name="__RefHeading___Toc3472_2365224645"/></text:h>
      <text:p text:style-name="P9"><text:span text:style-name="T24">Die Methode </text:span><text:span text:style-name="Source_20_Text"><text:span text:style-name="T25">initializeBitSets</text:span></text:span><text:span text:style-name="T24"> erstellt für jede Streckenlänge einen </text:span><text:span text:style-name="Source_20_Text"><text:span text:style-name="T25">MyBitSet</text:span></text:span><text:span text:style-name="T24">, in dem das Bit an der Position </text:span><text:span text:style-name="Source_20_Text"><text:span text:style-name="T25">i</text:span></text:span><text:span text:style-name="T24"> gesetzt wird, wenn die</text:span><text:span text:style-name="T26">se</text:span><text:span text:style-name="T24"> Strecke</text:span><text:span text:style-name="T26">nlänge</text:span><text:span text:style-name="T24"> in den Bereich </text:span><text:span text:style-name="Source_20_Text"><text:span text:style-name="T24">[</text:span></text:span><text:span text:style-name="Source_20_Text"><text:span text:style-name="T25">min</text:span></text:span><text:span text:style-name="Source_20_Text"><text:span text:style-name="T24">, </text:span></text:span><text:span text:style-name="Source_20_Text"><text:span text:style-name="T25">max</text:span></text:span><text:span text:style-name="Source_20_Text"><text:span text:style-name="T24">]</text:span></text:span><text:span text:style-name="T24"> der Person </text:span><text:span text:style-name="Source_20_Text"><text:span text:style-name="T25">i</text:span></text:span><text:span text:style-name="T24"> fällt.</text:span></text:p>
      <text:p text:style-name="P9"><text:span text:style-name="T24">Die </text:span><text:span text:style-name="Source_20_Text"><text:span text:style-name="T25">MyBitSet</text:span></text:span><text:span text:style-name="T24">-Klasse unterstützt effiziente Mengenoperationen durch Bitmanipulation </text:span><text:span text:style-name="T26">auf long-Arrays </text:span><text:span text:style-name="T24">und enthält Methoden wie </text:span><text:span text:style-name="Source_20_Text"><text:span text:style-name="T25">set</text:span></text:span><text:span text:style-name="T24">, um ein bestimmtes Bit zu aktivieren, und </text:span><text:span text:style-name="Source_20_Text"><text:span text:style-name="T25">orCardinality</text:span></text:span><text:span text:style-name="T24">, um die Anzahl der gesetzten Bits zu zählen </text:span><text:span text:style-name="T27">und vorher den Oder-Operator auf den aktuellen Wert und ein anderes </text:span><text:span text:style-name="T28">MyBitSet </text:span><text:span text:style-name="T29">anzuwenden</text:span><text:span text:style-name="T24">. </text:span><text:span text:style-name="T30">Die Kombination der beiden Methoden beschleunigt den Code </text:span><text:span text:style-name="T31">an dieser Stelle um </text:span><text:span text:style-name="T32">etwa </text:span><text:span text:style-name="T31">Faktor 2</text:span><text:span text:style-name="T30">.</text:span></text:p>
      <text:h text:style-name="P11" text:outline-level="2"><text:bookmark-start text:name="__RefHeading___Toc3474_2365224645"/><text:span text:style-name="Strong_20_Emphasis"><text:span text:style-name="T33">Iterationen und Kombination</text:span></text:span><text:span text:style-name="Strong_20_Emphasis"><text:span text:style-name="T34">s</text:span></text:span><text:span text:style-name="Strong_20_Emphasis"><text:span text:style-name="T33">berechnung</text:span></text:span><text:bookmark-end text:name="__RefHeading___Toc3474_2365224645"/></text:h>
      <text:p text:style-name="P9"><text:span text:style-name="T24">In den verschachtelten Schleifen wird über mögliche Kombinationen von drei Streckenlängen (</text:span><text:span text:style-name="Source_20_Text"><text:span text:style-name="T25">i</text:span></text:span><text:span text:style-name="T24">, </text:span><text:span text:style-name="Source_20_Text"><text:span text:style-name="T25">j</text:span></text:span><text:span text:style-name="T24">, </text:span><text:span text:style-name="Source_20_Text"><text:span text:style-name="T25">k</text:span></text:span><text:span text:style-name="T24">) iteriert. Für jede Kombination wird die Gesamtzahl der abgedeckten Personen mit der Methode </text:span><text:span text:style-name="Source_20_Text"><text:span text:style-name="T25">orCardinality</text:span></text:span><text:span text:style-name="T24"> berechnet, die die Anzahl der Bits zählt, die in einer </text:span><text:span text:style-name="Source_20_Text"><text:span text:style-name="T25">OR</text:span></text:span><text:span text:style-name="T25">-Verknüpfung</text:span><text:span text:style-name="T24"> der drei </text:span><text:span text:style-name="Source_20_Text"><text:span text:style-name="T25">MyBitSets</text:span></text:span><text:span text:style-name="T24"> gesetzt sind. Hierbei wird der Wert für die Bitmengenoperationen durch </text:span><text:span text:style-name="T35">die Methode </text:span><text:span text:style-name="Source_20_Text"><text:span text:style-name="T25">copyOr</text:span></text:span><text:span text:style-name="T24"> vorbereitet, die </text:span><text:span text:style-name="T26">die </text:span><text:span text:style-name="T24">zwei </text:span><text:span text:style-name="T25">BitSets</text:span><text:span text:style-name="T24"> </text:span><text:span text:style-name="T26">der äußeren Schleifen (</text:span><text:span text:style-name="T36">i</text:span><text:span text:style-name="T26">,</text:span><text:span text:style-name="T36">j</text:span><text:span text:style-name="T26">) </text:span><text:span text:style-name="T24">kombiniert und das Ergebnis im </text:span><text:span text:style-name="Source_20_Text"><text:span text:style-name="T25">preComputed</text:span></text:span><text:span text:style-name="T24">-BitSet speichert. </text:span><text:span text:style-name="T37">Durch das </text:span><text:span text:style-name="T35">W</text:span><text:span text:style-name="T37">iederverwenden des vorberechneten Bit-Sets wird das Programm </text:span><text:span text:style-name="T38">erneut </text:span><text:span text:style-name="T37">ca. um Faktor </text:span><text:span text:style-name="T38">2</text:span><text:span text:style-name="T37"> schneller.</text:span></text:p>
      <text:h text:style-name="P11" text:outline-level="2"><text:bookmark-start text:name="__RefHeading___Toc3476_2365224645"/><text:span text:style-name="Strong_20_Emphasis"><text:span text:style-name="T39">Futility </text:span></text:span><text:span text:style-name="Strong_20_Emphasis">Pruning</text:span><text:bookmark-end text:name="__RefHeading___Toc3476_2365224645"/></text:h>
      <text:p text:style-name="P9"><text:span text:style-name="T24">Um unnötige Berechnungen zu vermeiden, wird </text:span><text:span text:style-name="T40">in der innersten Schleife(</text:span><text:span text:style-name="T41">k</text:span><text:span text:style-name="T42">) in jeder Iteration </text:span><text:span text:style-name="T24">überprüft, ob die maximale Anzahl an Teilnehmern, die noch durch weitere Streckenlängen hinzukommen könnten, das bisher beste Ergebnis übertreffen könnte. Wenn dies nicht der Fall ist, wird die aktuelle Schleifeniteration </text:span><text:span text:style-name="T40">(</text:span><text:span text:style-name="T41">i</text:span><text:span text:style-name="T40">,</text:span><text:span text:style-name="T41">j</text:span><text:span text:style-name="T40">)</text:span><text:span text:style-name="T24"> vorzeitig beendet.<text:line-break/></text:span><text:soft-page-break/><text:span text:style-name="T43">Das wird erreicht, indem man berechnet wie viele Minima noch hinter dem aktuellen </text:span><text:span text:style-name="T44">index </text:span><text:span text:style-name="T45">k</text:span><text:span text:style-name="T43"> liegen </text:span><text:span text:style-name="T40">(maximale zusätzliche Teilnehmer)</text:span><text:span text:style-name="T43">.</text:span><text:span text:style-name="T46"> </text:span><text:span text:style-name="T47">Falls d</text:span><text:span text:style-name="T48">ie</text:span><text:span text:style-name="T47">s</text:span><text:span text:style-name="T48"> plus </text:span><text:span text:style-name="T41">doubledCount</text:span><text:span text:style-name="T42">(s.o.)</text:span><text:span text:style-name="T48"> </text:span><text:span text:style-name="T47">nicht die bisher beste Lösung schlägt, kann die innerste Schleife abgebrochen werden</text:span><text:span text:style-name="T48">. Diese Schätzung ist immer zu hoch oder </text:span><text:span text:style-name="T49">richtig, wodurch gewährleistet wird, dass die beste Lösung immer gefunden wird.</text:span></text:p>
      <text:h text:style-name="P11" text:outline-level="2"><text:bookmark-start text:name="__RefHeading___Toc5351_2365224645"/><text:span text:style-name="Strong_20_Emphasis">Ergebnisdarstellung</text:span><text:bookmark-end text:name="__RefHeading___Toc5351_2365224645"/></text:h>
      <text:p text:style-name="P13">Nachdem die beste Kombination gefunden wurde, werden die zugehörigen Streckenlängen und die Anzahl der abgedeckten Personen ausgegeben. Die Gesamtzeit der Berechnung wird gemessen und in Millisekunden angezeigt.</text:p>
      <text:h text:style-name="P14" text:outline-level="1"><text:bookmark-start text:name="__RefHeading___Toc2236_4178761632"/>Beispiele<text:bookmark-end text:name="__RefHeading___Toc2236_4178761632"/></text:h>
      <text:h text:style-name="P11" text:outline-level="2"><text:bookmark-start text:name="__RefHeading___Toc8634_2920201777"/><text:span text:style-name="Strong_20_Emphasis">Beispiel 1: Standardfall</text:span><text:bookmark-end text:name="__RefHeading___Toc8634_2920201777"/></text:h>
      <text:p text:style-name="Text_20_body">Stellen wir uns einen typischen Eingabefall vor: Es gibt mehrere Personen mit minimalen und maximalen Streckenlängen. Das Programm durchläuft alle möglichen Kombinationen von drei Streckenlängen und gibt diejenige Kombination aus, die die maximale Anzahl an Personen abdeckt. Ein Beispiel:</text:p>
      <text:h text:style-name="Heading_20_3" text:outline-level="3"><text:bookmark-start text:name="__RefHeading___Toc9218_2920201777"/><text:span text:style-name="Strong_20_Emphasis">Eingabe</text:span>:<text:bookmark-end text:name="__RefHeading___Toc9218_2920201777"/></text:h>
      <text:list text:style-name="L1">
        <text:list-item>
          <text:p text:style-name="P15">5 </text:p>
        </text:list-item>
        <text:list-item>
          <text:p text:style-name="P15">3 10 </text:p>
        </text:list-item>
        <text:list-item>
          <text:p text:style-name="P15">2 8 </text:p>
        </text:list-item>
        <text:list-item>
          <text:p text:style-name="P15">5 12 </text:p>
        </text:list-item>
        <text:list-item>
          <text:p text:style-name="P15">1 7 </text:p>
        </text:list-item>
        <text:list-item>
          <text:p text:style-name="P15">4 11 </text:p>
        </text:list-item>
      </text:list>
      <text:h text:style-name="Heading_20_3" text:outline-level="3"><text:bookmark-start text:name="__RefHeading___Toc9220_2920201777"/>Ausgabe:<text:bookmark-end text:name="__RefHeading___Toc9220_2920201777"/></text:h>
      <text:p text:style-name="P16">5 people attend for the lengths: <text:span text:style-name="T50">1</text:span>m; <text:span text:style-name="T50">4</text:span>m; <text:span text:style-name="T50">5</text:span>m; </text:p>
      <text:p text:style-name="P16">Found in 0.163775ms</text:p>
      <text:h text:style-name="P11" text:outline-level="2"><text:bookmark-start text:name="__RefHeading___Toc9222_2920201777"/><text:span text:style-name="Strong_20_Emphasis">Beispiel 2: Spezialfall – Wenige Personen</text:span><text:bookmark-end text:name="__RefHeading___Toc9222_2920201777"/></text:h>
      <text:p text:style-name="Text_20_body">Ein Spezialfall ist, wenn weniger als drei Personen gegeben sind. <text:span text:style-name="T51">Dann wird direkt eine Lösung bestehend aus den Minima </text:span><text:span text:style-name="T52">aus</text:span><text:span text:style-name="T51">gegeben.</text:span></text:p>
      <text:h text:style-name="P17" text:outline-level="3"><text:bookmark-start text:name="__RefHeading___Toc10504_2920201777"/><text:span text:style-name="Strong_20_Emphasis">Eingabe</text:span>:<text:bookmark-end text:name="__RefHeading___Toc10504_2920201777"/></text:h>
      <text:list text:style-name="L2">
        <text:list-item>
          <text:p text:style-name="P18">2</text:p>
        </text:list-item>
        <text:list-item>
          <text:p text:style-name="P18">1 5</text:p>
        </text:list-item>
        <text:list-item>
          <text:p text:style-name="P19"><text:span text:style-name="T53">3 7</text:span></text:p>
        </text:list-item>
      </text:list>
      <text:h text:style-name="Heading_20_3" text:outline-level="3"><text:bookmark-start text:name="__RefHeading___Toc10506_2920201777"/><text:soft-page-break/>Ausgabe:<text:bookmark-end text:name="__RefHeading___Toc10506_2920201777"/></text:h>
      <text:p text:style-name="P20">2 people attend for the lengths: 1m; 3m</text:p>
      <text:h text:style-name="P11" text:outline-level="2"><text:bookmark-start text:name="__RefHeading___Toc11216_2920201777"/>Beispiel 3: Spezialfall – Identische Minima<text:bookmark-end text:name="__RefHeading___Toc11216_2920201777"/></text:h>
      <text:p text:style-name="P21">Ein weiterer interessanter Fall ist, wenn mehrere Personen denselben minimalen Wert haben. <text:span text:style-name="T54">Wenn die Anzahl der Minima durch das Wegstreichen der doppelten Werte unter drei fällt, wird wieder eine einfache Lösung ausgegeben.</text:span></text:p>
      <text:h text:style-name="P17" text:outline-level="3"><text:bookmark-start text:name="__RefHeading___Toc11218_2920201777"/>Eingabe:<text:bookmark-end text:name="__RefHeading___Toc11218_2920201777"/></text:h>
      <text:list xml:id="list1654165983" text:style-name="L3">
        <text:list-item>
          <text:p text:style-name="P22">4</text:p>
        </text:list-item>
        <text:list-item>
          <text:p text:style-name="P22">3 9</text:p>
        </text:list-item>
        <text:list-item>
          <text:p text:style-name="P22">3 10</text:p>
        </text:list-item>
        <text:list-item>
          <text:p text:style-name="P22">3 8</text:p>
        </text:list-item>
        <text:list-item>
          <text:p text:style-name="P22">3 7</text:p>
        </text:list-item>
      </text:list>
      <text:h text:style-name="Heading_20_3" text:outline-level="3"><text:bookmark-start text:name="__RefHeading___Toc11220_2920201777"/>Ausgabe:<text:bookmark-end text:name="__RefHeading___Toc11220_2920201777"/></text:h>
      <text:p text:style-name="Text_20_body">4 people attend for the lengths: 3m</text:p>
      <text:h text:style-name="P23" text:outline-level="2"><text:bookmark-start text:name="__RefHeading___Toc11222_2920201777"/>Beispiel <text:span text:style-name="T55">4</text:span>: Spezialfall – Identische Minima<text:bookmark-end text:name="__RefHeading___Toc11222_2920201777"/></text:h>
      <text:p text:style-name="P24"><text:span text:style-name="T54">Wenn die Anzahl der Minima durch das Wegstreichen der doppelten Werte </text:span><text:span text:style-name="T56">über</text:span><text:span text:style-name="T54"> drei </text:span><text:span text:style-name="T56">bleibt</text:span><text:span text:style-name="T54">, wird </text:span><text:span text:style-name="T56">normal gelöst</text:span><text:span text:style-name="T54">.</text:span></text:p>
      <text:h text:style-name="P25" text:outline-level="3"><text:bookmark-start text:name="__RefHeading___Toc11218_2920201777 Kopie 1"/>Eingabe:<text:bookmark-end text:name="__RefHeading___Toc11218_2920201777 Kopie 1"/></text:h>
      <text:list text:continue-numbering="true" text:style-name="L3">
        <text:list-item>
          <text:p text:style-name="P26">6</text:p>
        </text:list-item>
        <text:list-item>
          <text:p text:style-name="P27">3 9</text:p>
        </text:list-item>
        <text:list-item>
          <text:p text:style-name="P27">3 10</text:p>
        </text:list-item>
        <text:list-item>
          <text:p text:style-name="P27">3 8</text:p>
        </text:list-item>
        <text:list-item>
          <text:p text:style-name="P27"><text:span text:style-name="T57">4</text:span> 7</text:p>
        </text:list-item>
        <text:list-item>
          <text:p text:style-name="P26">5 11</text:p>
        </text:list-item>
        <text:list-item>
          <text:p text:style-name="P26">6 13</text:p>
        </text:list-item>
      </text:list>
      <text:h text:style-name="P28" text:outline-level="3"><text:bookmark-start text:name="__RefHeading___Toc11220_2920201777 Kopie 1"/>Ausgabe:<text:bookmark-end text:name="__RefHeading___Toc11220_2920201777 Kopie 1"/></text:h>
      <text:p text:style-name="P29">6 people attend for the lengths: 3m; 5m; 6m</text:p>
      <text:p text:style-name="P29">Found in 0.14953ms</text:p>
      <text:h text:style-name="P11" text:outline-level="2"><text:bookmark-start text:name="__RefHeading___Toc12025_2920201777"/><text:soft-page-break/>Beispiel 5: Spezialfall – Große Eingabe<text:bookmark-end text:name="__RefHeading___Toc12025_2920201777"/></text:h>
      <text:p text:style-name="P21">Zur Bewertung der Effizienz des Programms kann ein Testfall mit vielen Personen verwendet werden. <text:span text:style-name="T58">An diesem Beispiel erkennt man, dass die Laufzeit des Programms selbst bei</text:span><text:span text:style-name="T59">m</text:span><text:span text:style-name="T58"> gr</text:span><text:span text:style-name="T59">ö</text:span><text:span text:style-name="T58">ß</text:span><text:span text:style-name="T59">t</text:span><text:span text:style-name="T58">en </text:span><text:span text:style-name="T59">gegebenen Beispiel </text:span><text:span text:style-name="T58">niedrig bleibt.</text:span></text:p>
      <text:h text:style-name="P30" text:outline-level="3"><text:bookmark-start text:name="__RefHeading___Toc12027_2920201777"/>Eingabe:<text:bookmark-end text:name="__RefHeading___Toc12027_2920201777"/></text:h>
      <text:list text:style-name="L4">
        <text:list-item>
          <text:p text:style-name="P31">Beispiel 7</text:p>
        </text:list-item>
      </text:list>
      <text:h text:style-name="Heading_20_3" text:outline-level="3"><text:bookmark-start text:name="__RefHeading___Toc12029_2920201777"/>Ausgabe:<text:bookmark-end text:name="__RefHeading___Toc12029_2920201777"/></text:h>
      <text:p text:style-name="Text_20_body">551 people attend for the lengths: 39520m; 76088m; 91584m</text:p>
      <text:p text:style-name="P32">Found in 363.880645ms</text:p>
      <text:h text:style-name="P14" text:outline-level="1"><text:bookmark-start text:name="__RefHeading___Toc2238_4178761632"/>Quellcode<text:bookmark-end text:name="__RefHeading___Toc2238_4178761632"/></text:h>
      <text:p text:style-name="P33" loext:marker-style-name="T60"><text:span text:style-name="T61">MyBitSet</text:span><text:span text:style-name="T62">[] bitSets = </text:span><text:span text:style-name="T63">initializeBitSets</text:span><text:span text:style-name="T62">(values</text:span><text:span text:style-name="T64">, </text:span><text:span text:style-name="T62">persons)</text:span><text:span text:style-name="T64">;<text:line-break/><text:line-break/>final </text:span><text:span text:style-name="T61">MyBitSet </text:span><text:span text:style-name="T62">preComputed = </text:span><text:span text:style-name="T64">new </text:span><text:span text:style-name="T62">MyBitSet(</text:span><text:span text:style-name="T65">bitsetLength</text:span><text:span text:style-name="T62">)</text:span><text:span text:style-name="T64">;<text:line-break/><text:line-break/>int </text:span><text:span text:style-name="T62">len = values.</text:span><text:span text:style-name="T66">length</text:span><text:span text:style-name="T64">;<text:line-break/>for </text:span><text:span text:style-name="T62">(</text:span><text:span text:style-name="T64">int </text:span><text:span text:style-name="T62">i = </text:span><text:span text:style-name="T67">0</text:span><text:span text:style-name="T64">; </text:span><text:span text:style-name="T62">i &lt; len - </text:span><text:span text:style-name="T67">2</text:span><text:span text:style-name="T64">; </text:span><text:span text:style-name="T62">i++) {<text:line-break/> <text:s text:c="3"/></text:span><text:span text:style-name="T64">for </text:span><text:span text:style-name="T62">(</text:span><text:span text:style-name="T64">int </text:span><text:span text:style-name="T62">j = len - </text:span><text:span text:style-name="T67">2</text:span><text:span text:style-name="T64">; </text:span><text:span text:style-name="T62">j &gt;= i + </text:span><text:span text:style-name="T67">1</text:span><text:span text:style-name="T64">; </text:span><text:span text:style-name="T62">j--) {<text:line-break/> <text:s text:c="7"/>preComputed.</text:span><text:span text:style-name="T68">copyOr</text:span><text:span text:style-name="T62">(bitSets[i]</text:span><text:span text:style-name="T64">, </text:span><text:span text:style-name="T62">bitSets[j])</text:span><text:span text:style-name="T64">;<text:line-break/> <text:s text:c="7"/>for </text:span><text:span text:style-name="T62">(</text:span><text:span text:style-name="T64">int </text:span><text:span text:style-name="T62">k = j + </text:span><text:span text:style-name="T67">1</text:span><text:span text:style-name="T64">; </text:span><text:span text:style-name="T62">k &lt; len</text:span><text:span text:style-name="T64">; </text:span><text:span text:style-name="T62">k++) {<text:line-break/> <text:s text:c="11"/></text:span><text:span text:style-name="T64">int </text:span><text:span text:style-name="T62">currCount = preComputed.</text:span><text:span text:style-name="T68">orCardinality</text:span><text:span text:style-name="T62">(bitSets[k])</text:span><text:span text:style-name="T64">;<text:line-break/> <text:s text:c="11"/>if </text:span><text:span text:style-name="T62">(currCount &gt; bestCount) {<text:line-break/> <text:s text:c="15"/>bestCount = currCount</text:span><text:span text:style-name="T64">;<text:line-break/> <text:s text:c="15"/></text:span><text:span text:style-name="T62">bestLengths[</text:span><text:span text:style-name="T67">0</text:span><text:span text:style-name="T62">] = values[i]</text:span><text:span text:style-name="T64">;<text:line-break/> <text:s text:c="15"/></text:span><text:span text:style-name="T62">bestLengths[</text:span><text:span text:style-name="T67">1</text:span><text:span text:style-name="T62">] = values[j]</text:span><text:span text:style-name="T64">;<text:line-break/> <text:s text:c="15"/></text:span><text:span text:style-name="T62">bestLengths[</text:span><text:span text:style-name="T67">2</text:span><text:span text:style-name="T62">] = values[k]</text:span><text:span text:style-name="T64">;<text:line-break/> <text:s text:c="11"/></text:span><text:span text:style-name="T62">} </text:span><text:span text:style-name="T64">else if </text:span><text:span text:style-name="T62">(currCount + (len - k - </text:span><text:span text:style-name="T67">1</text:span><text:span text:style-name="T62">) + </text:span><text:span text:style-name="T65">doubledCount </text:span><text:span text:style-name="T62">&lt;= bestCount) {<text:line-break/> <text:s text:c="15"/></text:span><text:span text:style-name="T64">break;<text:line-break/> <text:s text:c="11"/></text:span><text:span text:style-name="T62">}<text:line-break/> <text:s text:c="7"/>}<text:line-break/> <text:s text:c="3"/>}<text:line-break/>}</text:span></text:p>
      <text:p text:style-name="P33" loext:marker-style-name="T60"><text:span text:style-name="T62"/></text:p>
      <text:p text:style-name="P33" loext:marker-style-name="T60"><text:span text:style-name="T64">public class </text:span><text:span text:style-name="T61">MyBitSet </text:span><text:span text:style-name="T62">{<text:line-break/> <text:s text:c="3"/></text:span><text:span text:style-name="T64">private final long</text:span><text:span text:style-name="T62">[] </text:span><text:span text:style-name="T66">words</text:span><text:span text:style-name="T64">;</text:span><text:span text:style-name="T62"><text:line-break/><text:line-break/> <text:s text:c="3"/></text:span><text:span text:style-name="T64">public void </text:span><text:span text:style-name="T69">copyOr</text:span><text:span text:style-name="T62">(</text:span><text:span text:style-name="T61">MyBitSet </text:span><text:span text:style-name="T62">first</text:span><text:span text:style-name="T64">, </text:span><text:span text:style-name="T61">MyBitSet </text:span><text:span text:style-name="T62">second) {<text:line-break/> <text:s text:c="7"/></text:span><text:span text:style-name="T64">final long</text:span><text:span text:style-name="T62">[] firstWords = first.</text:span><text:span text:style-name="T66">words</text:span><text:span text:style-name="T64">;<text:line-break/> <text:s text:c="7"/>final long</text:span><text:span text:style-name="T62">[] secondWords = second.</text:span><text:span text:style-name="T66">words</text:span><text:span text:style-name="T64">;<text:line-break/> <text:s text:c="7"/>for </text:span><text:span text:style-name="T62">(</text:span><text:span text:style-name="T64">int </text:span><text:span text:style-name="T62">i = </text:span><text:span text:style-name="T67">0</text:span><text:span text:style-name="T64">; </text:span><text:span text:style-name="T62">i &lt; </text:span><text:span text:style-name="T66">words</text:span><text:span text:style-name="T62">.</text:span><text:span text:style-name="T66">length</text:span><text:span text:style-name="T64">; </text:span><text:span text:style-name="T62">i++) {<text:line-break/> <text:s text:c="11"/></text:span><text:span text:style-name="T64">this</text:span><text:span text:style-name="T62">.</text:span><text:span text:style-name="T66">words</text:span><text:span text:style-name="T62">[i] = firstWords[i] | secondWords[i]</text:span><text:span text:style-name="T64">;<text:line-break/> <text:s text:c="7"/></text:span><text:span text:style-name="T62">}<text:line-break/> <text:s text:c="3"/>}<text:line-break/><text:line-break/> <text:s text:c="3"/></text:span><text:span text:style-name="T64">public void </text:span><text:span text:style-name="T69">set</text:span><text:span text:style-name="T62">(</text:span><text:span text:style-name="T64">final int </text:span><text:span text:style-name="T62">bitIndex) {<text:line-break/> <text:s text:c="7"/></text:span><text:span text:style-name="T66">words</text:span><text:span text:style-name="T62">[bitIndex &gt;&gt; </text:span><text:span text:style-name="T67">6</text:span><text:span text:style-name="T62">] |= (</text:span><text:span text:style-name="T67">1L </text:span><text:span text:style-name="T62">&lt;&lt; bitIndex)</text:span><text:span text:style-name="T64">;<text:line-break/> <text:s text:c="3"/></text:span><text:span text:style-name="T62">}<text:line-break/><text:line-break/> <text:s text:c="3"/></text:span><text:span text:style-name="T64">public int </text:span><text:span text:style-name="T69">orCardinality</text:span><text:span text:style-name="T62">(</text:span><text:span text:style-name="T64">final </text:span><text:span text:style-name="T61">MyBitSet </text:span><text:span text:style-name="T62">other) {<text:line-break/> <text:s text:c="7"/></text:span><text:span text:style-name="T64">int </text:span><text:span text:style-name="T62">count = </text:span><text:span text:style-name="T67">0</text:span><text:span text:style-name="T64">;<text:line-break/> <text:s text:c="7"/>final long</text:span><text:span text:style-name="T62">[] otherWords = other.</text:span><text:span text:style-name="T66">words</text:span><text:span text:style-name="T64">;<text:line-break/></text:span><text:soft-page-break/><text:span text:style-name="T64"> <text:s text:c="7"/>final int </text:span><text:span text:style-name="T62">length = </text:span><text:span text:style-name="T66">words</text:span><text:span text:style-name="T62">.</text:span><text:span text:style-name="T66">length</text:span><text:span text:style-name="T64">;<text:line-break/> <text:s text:c="7"/>for </text:span><text:span text:style-name="T62">(</text:span><text:span text:style-name="T64">int </text:span><text:span text:style-name="T62">i = </text:span><text:span text:style-name="T67">0</text:span><text:span text:style-name="T64">; </text:span><text:span text:style-name="T62">i &lt; length</text:span><text:span text:style-name="T64">; </text:span><text:span text:style-name="T62">i++) {<text:line-break/> <text:s text:c="11"/>count += </text:span><text:span text:style-name="T61">Long</text:span><text:span text:style-name="T62">.</text:span><text:span text:style-name="T63">bitCount</text:span><text:span text:style-name="T62">(</text:span><text:span text:style-name="T66">words</text:span><text:span text:style-name="T62">[i] | otherWords[i])</text:span><text:span text:style-name="T64">;<text:line-break/> <text:s text:c="7"/></text:span><text:span text:style-name="T62">}<text:line-break/> <text:s text:c="7"/></text:span><text:span text:style-name="T64">return </text:span><text:span text:style-name="T62">count</text:span><text:span text:style-name="T64">;<text:line-break/> <text:s text:c="3"/></text:span><text:span text:style-name="T62">}<text:line-break/>}</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JetBrains Mono" svg:font-family="'JetBrains Mono'"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de" fo:country="DE"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Subtitle" style:family="paragraph" style:parent-style-name="Heading" style:next-style-name="Text_20_body" style:default-outline-level="" style:list-style-name="" style:class="chapter">
      <style:paragraph-properties fo:margin-top="0.106cm" fo:margin-bottom="0.212cm" style:contextual-spacing="false" fo:text-align="center" style:justify-single-word="false"/>
      <style:text-properties fo:font-size="18pt" fo:language="de" fo:country="DE" style:font-size-asian="18pt" style:font-size-complex="18pt"/>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text-properties officeooo:rsid="00093160" officeooo:paragraph-rsid="00093160" fo:background-color="#ffffff"/>
    </style:style>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right" style:rel-width="25%" style:color="#000000"/>
      </style:page-layout-properties>
      <style:header-style/>
      <style:footer-style>
        <style:header-footer-properties fo:min-height="0.6cm" fo:margin-left="0cm" fo:margin-right="0cm" fo:margin-top="0.499cm" fo:background-color="transparent" style:dynamic-spacing="false" draw:fill="none"/>
      </style:footer-style>
    </style:page-layout>
  </office:automatic-styles>
  <office:master-styles>
    <style:master-page style:name="Standard" style:page-layout-name="Mpm1">
      <style:footer>
        <text:p text:style-name="MP1"><text:page-number text:select-page="current">6</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1-14T17:21:36.181000000</meta:creation-date>
    <dc:date>2024-11-15T23:10:24.142000000</dc:date>
    <meta:editing-duration>P1DT5H27M5S</meta:editing-duration>
    <meta:editing-cycles>44</meta:editing-cycles>
    <meta:generator>LibreOffice/24.8.2.1$Windows_X86_64 LibreOffice_project/0f794b6e29741098670a3b95d60478a65d05ef13</meta:generator>
    <meta:document-statistic meta:table-count="0" meta:image-count="0" meta:object-count="0" meta:page-count="6" meta:paragraph-count="101" meta:word-count="1078" meta:character-count="7354" meta:non-whitespace-character-count="6078"/>
  </office:meta>
</office:document-meta>
</file>